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tarSymbol" style:font-charset="x-symbol" svg:font-family="StarSymbol" style:font-family-generic="system" style:font-pitch="variable"/>
    <style:font-face style:name="Verdana" svg:font-family="Verdana" style:font-family-generic="swiss" style:font-pitch="variable" svg:panose-1="2 11 6 4 3 5 4 4 2 4"/>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style:text-properties style:font-name="Verdana" fo:language="en" fo:country="US"/>
    </style:style>
    <style:style style:name="P2" style:parent-style-name="Standard" style:family="paragraph">
      <style:paragraph-properties fo:margin-top="0.0402in" fo:margin-bottom="0.0402in"/>
      <style:text-properties style:font-name="Verdana" fo:language="en" fo:country="US"/>
    </style:style>
    <style:style style:name="TableColumn4" style:family="table-column">
      <style:table-column-properties style:column-width="0.784in"/>
    </style:style>
    <style:style style:name="TableColumn5" style:family="table-column">
      <style:table-column-properties style:column-width="0.8875in"/>
    </style:style>
    <style:style style:name="TableColumn6" style:family="table-column">
      <style:table-column-properties style:column-width="0.2937in"/>
    </style:style>
    <style:style style:name="TableColumn7" style:family="table-column">
      <style:table-column-properties style:column-width="0.3937in"/>
    </style:style>
    <style:style style:name="TableColumn8" style:family="table-column">
      <style:table-column-properties style:column-width="0.2958in"/>
    </style:style>
    <style:style style:name="TableColumn9" style:family="table-column">
      <style:table-column-properties style:column-width="0.0979in"/>
    </style:style>
    <style:style style:name="TableColumn10" style:family="table-column">
      <style:table-column-properties style:column-width="0.3937in"/>
    </style:style>
    <style:style style:name="TableColumn11" style:family="table-column">
      <style:table-column-properties style:column-width="0.3937in"/>
    </style:style>
    <style:style style:name="TableColumn12" style:family="table-column">
      <style:table-column-properties style:column-width="0.3937in"/>
    </style:style>
    <style:style style:name="TableColumn13" style:family="table-column">
      <style:table-column-properties style:column-width="0.3937in"/>
    </style:style>
    <style:style style:name="TableColumn14" style:family="table-column">
      <style:table-column-properties style:column-width="0.3937in"/>
    </style:style>
    <style:style style:name="TableColumn15" style:family="table-column">
      <style:table-column-properties style:column-width="0.3937in"/>
    </style:style>
    <style:style style:name="Table3" style:family="table">
      <style:table-properties style:width="5.1152in" fo:margin-left="0in" table:align="lef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ali" style:family="paragraph">
      <style:paragraph-properties fo:widows="2" fo:orphans="2"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19" style:family="table-cell">
      <style:table-cell-properties fo:border="0.0069in solid #000000" style:writing-mode="lr-tb" fo:padding-top="0in" fo:padding-left="0.075in" fo:padding-bottom="0in" fo:padding-right="0.075in"/>
    </style:style>
    <style:style style:name="P20" style:parent-style-name="Normaali" style:family="paragraph">
      <style:paragraph-properties fo:widows="2" fo:orphans="2"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24" style:family="table-cell">
      <style:table-cell-properties fo:border="0.0069in solid #000000" style:writing-mode="lr-tb" fo:padding-top="0in" fo:padding-left="0.075in" fo:padding-bottom="0in" fo:padding-right="0.075in"/>
    </style:style>
    <style:style style:name="P25"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29" style:family="table-cell">
      <style:table-cell-properties fo:border="0.0069in solid #000000" style:writing-mode="lr-tb" fo:padding-top="0in" fo:padding-left="0.075in" fo:padding-bottom="0in" fo:padding-right="0.075in"/>
    </style:style>
    <style:style style:name="P30"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34" style:family="table-cell">
      <style:table-cell-properties fo:border="0.0069in solid #000000" style:writing-mode="lr-tb" fo:padding-top="0in" fo:padding-left="0.075in" fo:padding-bottom="0in" fo:padding-right="0.075in"/>
    </style:style>
    <style:style style:name="P35"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39" style:family="table-cell">
      <style:table-cell-properties fo:border="0.0069in solid #000000" style:writing-mode="lr-tb" fo:padding-top="0in" fo:padding-left="0.075in" fo:padding-bottom="0in" fo:padding-right="0.075in"/>
    </style:style>
    <style:style style:name="P40"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ali" style:family="paragraph">
      <style:paragraph-properties fo:widows="2" fo:orphans="2"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44" style:family="table-cell">
      <style:table-cell-properties fo:border="0.0069in solid #000000" style:writing-mode="lr-tb" fo:padding-top="0in" fo:padding-left="0.075in" fo:padding-bottom="0in" fo:padding-right="0.075in"/>
    </style:style>
    <style:style style:name="P45"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46" style:family="table-cell">
      <style:table-cell-properties fo:border="0.0069in solid #000000" style:writing-mode="lr-tb" fo:padding-top="0in" fo:padding-left="0.075in" fo:padding-bottom="0in" fo:padding-right="0.075in"/>
    </style:style>
    <style:style style:name="P47"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48" style:family="table-cell">
      <style:table-cell-properties fo:border="0.0069in solid #000000" style:writing-mode="lr-tb" fo:padding-top="0in" fo:padding-left="0.075in" fo:padding-bottom="0in" fo:padding-right="0.075in"/>
    </style:style>
    <style:style style:name="P49"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50" style:family="table-cell">
      <style:table-cell-properties fo:border="0.0069in solid #000000" style:writing-mode="lr-tb" fo:padding-top="0in" fo:padding-left="0.075in" fo:padding-bottom="0in" fo:padding-right="0.075in"/>
    </style:style>
    <style:style style:name="P51"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52" style:family="table-cell">
      <style:table-cell-properties fo:border="0.0069in solid #000000" style:writing-mode="lr-tb" fo:padding-top="0in" fo:padding-left="0.075in" fo:padding-bottom="0in" fo:padding-right="0.075in"/>
    </style:style>
    <style:style style:name="P53"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54" style:family="table-cell">
      <style:table-cell-properties fo:border="0.0069in solid #000000" style:writing-mode="lr-tb" fo:padding-top="0in" fo:padding-left="0.075in" fo:padding-bottom="0in" fo:padding-right="0.075in"/>
    </style:style>
    <style:style style:name="P55"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56" style:family="table-cell">
      <style:table-cell-properties fo:border="0.0069in solid #000000" style:writing-mode="lr-tb" fo:padding-top="0in" fo:padding-left="0.075in" fo:padding-bottom="0in" fo:padding-right="0.075in"/>
    </style:style>
    <style:style style:name="P57"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58" style:family="table-cell">
      <style:table-cell-properties fo:border="0.0069in solid #000000" style:writing-mode="lr-tb" fo:padding-top="0in" fo:padding-left="0.075in" fo:padding-bottom="0in" fo:padding-right="0.075in"/>
    </style:style>
    <style:style style:name="P59"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60" style:family="table-cell">
      <style:table-cell-properties fo:border="0.0069in solid #000000" style:writing-mode="lr-tb" fo:padding-top="0in" fo:padding-left="0.075in" fo:padding-bottom="0in" fo:padding-right="0.075in"/>
    </style:style>
    <style:style style:name="P61"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ali" style:family="paragraph">
      <style:paragraph-properties fo:widows="2" fo:orphans="2"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65" style:family="table-cell">
      <style:table-cell-properties fo:border="0.0069in solid #000000" style:writing-mode="lr-tb" fo:padding-top="0in" fo:padding-left="0.075in" fo:padding-bottom="0in" fo:padding-right="0.075in"/>
    </style:style>
    <style:style style:name="P66"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67" style:family="table-cell">
      <style:table-cell-properties fo:border="0.0069in solid #000000" style:writing-mode="lr-tb" fo:padding-top="0in" fo:padding-left="0.075in" fo:padding-bottom="0in" fo:padding-right="0.075in"/>
    </style:style>
    <style:style style:name="P68"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69" style:family="table-cell">
      <style:table-cell-properties fo:border="0.0069in solid #000000" style:writing-mode="lr-tb" fo:padding-top="0in" fo:padding-left="0.075in" fo:padding-bottom="0in" fo:padding-right="0.075in"/>
    </style:style>
    <style:style style:name="P70"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1" style:family="table-cell">
      <style:table-cell-properties fo:border="0.0069in solid #000000" style:writing-mode="lr-tb" fo:padding-top="0in" fo:padding-left="0.075in" fo:padding-bottom="0in" fo:padding-right="0.075in"/>
    </style:style>
    <style:style style:name="P72"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3" style:family="table-cell">
      <style:table-cell-properties fo:border="0.0069in solid #000000" style:writing-mode="lr-tb" fo:padding-top="0in" fo:padding-left="0.075in" fo:padding-bottom="0in" fo:padding-right="0.075in"/>
    </style:style>
    <style:style style:name="P74"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5" style:family="table-cell">
      <style:table-cell-properties fo:border="0.0069in solid #000000" style:writing-mode="lr-tb" fo:padding-top="0in" fo:padding-left="0.075in" fo:padding-bottom="0in" fo:padding-right="0.075in"/>
    </style:style>
    <style:style style:name="P76"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7" style:family="table-cell">
      <style:table-cell-properties fo:border="0.0069in solid #000000" style:writing-mode="lr-tb" fo:padding-top="0in" fo:padding-left="0.075in" fo:padding-bottom="0in" fo:padding-right="0.075in"/>
    </style:style>
    <style:style style:name="P78"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9" style:family="table-cell">
      <style:table-cell-properties fo:border="0.0069in solid #000000" style:writing-mode="lr-tb" fo:padding-top="0in" fo:padding-left="0.075in" fo:padding-bottom="0in" fo:padding-right="0.075in"/>
    </style:style>
    <style:style style:name="P80"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81" style:family="table-cell">
      <style:table-cell-properties fo:border="0.0069in solid #000000" style:writing-mode="lr-tb" fo:padding-top="0in" fo:padding-left="0.075in" fo:padding-bottom="0in" fo:padding-right="0.075in"/>
    </style:style>
    <style:style style:name="P82"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ali" style:family="paragraph">
      <style:paragraph-properties fo:widows="2" fo:orphans="2"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86" style:family="table-cell">
      <style:table-cell-properties fo:border="0.0069in solid #000000" style:writing-mode="lr-tb" fo:padding-top="0in" fo:padding-left="0.075in" fo:padding-bottom="0in" fo:padding-right="0.075in"/>
    </style:style>
    <style:style style:name="P87"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88" style:family="table-cell">
      <style:table-cell-properties fo:border="0.0069in solid #000000" style:writing-mode="lr-tb" fo:padding-top="0in" fo:padding-left="0.075in" fo:padding-bottom="0in" fo:padding-right="0.075in"/>
    </style:style>
    <style:style style:name="P89"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90" style:family="table-cell">
      <style:table-cell-properties fo:border="0.0069in solid #000000" style:writing-mode="lr-tb" fo:padding-top="0in" fo:padding-left="0.075in" fo:padding-bottom="0in" fo:padding-right="0.075in"/>
    </style:style>
    <style:style style:name="P91"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92" style:family="table-cell">
      <style:table-cell-properties fo:border="0.0069in solid #000000" style:writing-mode="lr-tb" fo:padding-top="0in" fo:padding-left="0.075in" fo:padding-bottom="0in" fo:padding-right="0.075in"/>
    </style:style>
    <style:style style:name="P93"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94" style:family="table-cell">
      <style:table-cell-properties fo:border="0.0069in solid #000000" style:writing-mode="lr-tb" fo:padding-top="0in" fo:padding-left="0.075in" fo:padding-bottom="0in" fo:padding-right="0.075in"/>
    </style:style>
    <style:style style:name="P95"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96" style:family="table-cell">
      <style:table-cell-properties fo:border="0.0069in solid #000000" style:writing-mode="lr-tb" fo:padding-top="0in" fo:padding-left="0.075in" fo:padding-bottom="0in" fo:padding-right="0.075in"/>
    </style:style>
    <style:style style:name="P97"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98" style:family="table-cell">
      <style:table-cell-properties fo:border="0.0069in solid #000000" style:writing-mode="lr-tb" fo:padding-top="0in" fo:padding-left="0.075in" fo:padding-bottom="0in" fo:padding-right="0.075in"/>
    </style:style>
    <style:style style:name="P99"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100" style:family="table-cell">
      <style:table-cell-properties fo:border="0.0069in solid #000000" style:writing-mode="lr-tb" fo:padding-top="0in" fo:padding-left="0.075in" fo:padding-bottom="0in" fo:padding-right="0.075in"/>
    </style:style>
    <style:style style:name="P101"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102" style:family="table-cell">
      <style:table-cell-properties fo:border="0.0069in solid #000000" style:writing-mode="lr-tb" fo:padding-top="0in" fo:padding-left="0.075in" fo:padding-bottom="0in" fo:padding-right="0.075in"/>
    </style:style>
    <style:style style:name="P103"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ali" style:family="paragraph">
      <style:paragraph-properties fo:widows="2" fo:orphans="2"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107" style:family="table-cell">
      <style:table-cell-properties fo:border="0.0069in solid #000000" style:writing-mode="lr-tb" fo:padding-top="0in" fo:padding-left="0.075in" fo:padding-bottom="0in" fo:padding-right="0.075in"/>
    </style:style>
    <style:style style:name="P108"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109" style:family="table-cell">
      <style:table-cell-properties fo:border="0.0069in solid #000000" style:writing-mode="lr-tb" fo:padding-top="0in" fo:padding-left="0.075in" fo:padding-bottom="0in" fo:padding-right="0.075in"/>
    </style:style>
    <style:style style:name="P110"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111" style:family="table-cell">
      <style:table-cell-properties fo:border="0.0069in solid #000000" style:writing-mode="lr-tb" fo:padding-top="0in" fo:padding-left="0.075in" fo:padding-bottom="0in" fo:padding-right="0.075in"/>
    </style:style>
    <style:style style:name="P112"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113" style:family="table-cell">
      <style:table-cell-properties fo:border="0.0069in solid #000000" style:writing-mode="lr-tb" fo:padding-top="0in" fo:padding-left="0.075in" fo:padding-bottom="0in" fo:padding-right="0.075in"/>
    </style:style>
    <style:style style:name="P114"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115" style:family="table-cell">
      <style:table-cell-properties fo:border="0.0069in solid #000000" style:writing-mode="lr-tb" fo:padding-top="0in" fo:padding-left="0.075in" fo:padding-bottom="0in" fo:padding-right="0.075in"/>
    </style:style>
    <style:style style:name="P116"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117" style:family="table-cell">
      <style:table-cell-properties fo:border="0.0069in solid #000000" style:writing-mode="lr-tb" fo:padding-top="0in" fo:padding-left="0.075in" fo:padding-bottom="0in" fo:padding-right="0.075in"/>
    </style:style>
    <style:style style:name="P118"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119" style:family="table-cell">
      <style:table-cell-properties fo:border="0.0069in solid #000000" style:writing-mode="lr-tb" fo:padding-top="0in" fo:padding-left="0.075in" fo:padding-bottom="0in" fo:padding-right="0.075in"/>
    </style:style>
    <style:style style:name="P120"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121" style:family="table-cell">
      <style:table-cell-properties fo:border="0.0069in solid #000000" style:writing-mode="lr-tb" fo:padding-top="0in" fo:padding-left="0.075in" fo:padding-bottom="0in" fo:padding-right="0.075in"/>
    </style:style>
    <style:style style:name="P122"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123" style:family="table-cell">
      <style:table-cell-properties fo:border="0.0069in solid #000000" style:writing-mode="lr-tb" fo:padding-top="0in" fo:padding-left="0.075in" fo:padding-bottom="0in" fo:padding-right="0.075in"/>
    </style:style>
    <style:style style:name="P124"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P125" style:parent-style-name="Otsikko1" style:family="paragraph">
      <style:text-properties style:font-name="Verdana" fo:language="en" fo:country="US"/>
    </style:style>
    <style:style style:name="P126" style:parent-style-name="Textbody" style:family="paragraph">
      <style:text-properties style:font-name="Verdana" fo:language="en" fo:country="US"/>
    </style:style>
    <style:style style:name="P127" style:parent-style-name="Textbody" style:family="paragraph">
      <style:text-properties style:font-name="Verdana" fo:font-weight="bold" style:font-weight-asian="bold" style:font-weight-complex="bold" fo:language="en" fo:country="US"/>
    </style:style>
    <style:style style:name="P128" style:parent-style-name="Textbody" style:family="paragraph">
      <style:text-properties style:font-name="Verdana" fo:language="en" fo:country="US"/>
    </style:style>
    <style:style style:name="P129" style:parent-style-name="Textbody" style:family="paragraph">
      <style:text-properties style:font-name="Verdana" fo:language="en" fo:country="US"/>
    </style:style>
    <style:style style:name="P130" style:parent-style-name="Textbody" style:family="paragraph">
      <style:text-properties style:font-name="Verdana" fo:language="en" fo:country="US"/>
    </style:style>
    <style:style style:name="P131" style:parent-style-name="Textbody" style:family="paragraph">
      <style:text-properties style:font-name="Verdana" fo:language="en" fo:country="US"/>
    </style:style>
    <style:style style:name="P132" style:parent-style-name="Otsikko1" style:family="paragraph">
      <style:text-properties style:font-name="Verdana" fo:language="en" fo:country="US"/>
    </style:style>
    <style:style style:name="P133" style:parent-style-name="Textbody" style:family="paragraph">
      <style:text-properties style:font-name="Verdana" fo:language="en" fo:country="US"/>
    </style:style>
    <style:style style:name="P134" style:parent-style-name="Textbody" style:family="paragraph">
      <style:text-properties style:font-name="Verdana" fo:font-weight="bold" style:font-weight-asian="bold" style:font-weight-complex="bold" fo:language="en" fo:country="US"/>
    </style:style>
    <style:style style:name="P135" style:parent-style-name="Textbody" style:family="paragraph">
      <style:text-properties style:font-name="Verdana" fo:language="en" fo:country="US"/>
    </style:style>
    <style:style style:name="P136" style:parent-style-name="Textbody" style:family="paragraph">
      <style:text-properties style:font-name="Verdana" fo:font-weight="bold" style:font-weight-asian="bold" style:font-weight-complex="bold" fo:language="en" fo:country="US"/>
    </style:style>
    <style:style style:name="P137" style:parent-style-name="Textbody" style:family="paragraph">
      <style:text-properties style:font-name="Verdana" fo:language="en" fo:country="US"/>
    </style:style>
    <style:style style:name="P138" style:parent-style-name="Textbody" style:family="paragraph">
      <style:paragraph-properties fo:margin-bottom="0.043in"/>
      <style:text-properties style:font-name="Verdana" fo:language="en" fo:country="US"/>
    </style:style>
    <style:style style:name="P139" style:parent-style-name="Textbody" style:family="paragraph">
      <style:paragraph-properties fo:margin-bottom="0.043in"/>
      <style:text-properties style:font-name="Verdana" fo:language="en" fo:country="US"/>
    </style:style>
    <style:style style:name="P140" style:parent-style-name="Textbody" style:family="paragraph">
      <style:paragraph-properties fo:margin-bottom="0.043in"/>
      <style:text-properties style:font-name="Verdana" fo:language="en" fo:country="US"/>
    </style:style>
    <style:style style:name="P141" style:parent-style-name="Textbody" style:family="paragraph">
      <style:paragraph-properties fo:margin-bottom="0.043in"/>
      <style:text-properties style:font-name="Verdana" fo:language="en" fo:country="US"/>
    </style:style>
    <style:style style:name="P142" style:parent-style-name="Textbody" style:family="paragraph">
      <style:paragraph-properties fo:margin-bottom="0.043in"/>
      <style:text-properties style:font-name="Verdana" fo:language="en" fo:country="US"/>
    </style:style>
    <style:style style:name="P143" style:parent-style-name="Textbody" style:family="paragraph">
      <style:paragraph-properties fo:margin-bottom="0.043in"/>
      <style:text-properties style:font-name="Verdana" fo:language="en" fo:country="US"/>
    </style:style>
    <style:style style:name="P144" style:parent-style-name="Textbody" style:family="paragraph">
      <style:paragraph-properties fo:margin-bottom="0.043in"/>
      <style:text-properties style:font-name="Verdana" fo:language="en" fo:country="US"/>
    </style:style>
    <style:style style:name="P145" style:parent-style-name="Textbody" style:family="paragraph">
      <style:paragraph-properties fo:margin-bottom="0.043in"/>
      <style:text-properties style:font-name="Verdana" fo:language="en" fo:country="US"/>
    </style:style>
    <style:style style:name="P146" style:parent-style-name="Textbody" style:family="paragraph">
      <style:paragraph-properties fo:margin-bottom="0.043in"/>
      <style:text-properties style:font-name="Verdana" fo:language="en" fo:country="US"/>
    </style:style>
    <style:style style:name="P147" style:parent-style-name="Textbody" style:family="paragraph">
      <style:paragraph-properties fo:margin-bottom="0.043in"/>
      <style:text-properties style:font-name="Verdana" fo:language="en" fo:country="US"/>
    </style:style>
    <style:style style:name="P148" style:parent-style-name="Textbody" style:family="paragraph">
      <style:paragraph-properties fo:margin-bottom="0.043in"/>
      <style:text-properties style:font-name="Verdana" fo:language="en" fo:country="US"/>
    </style:style>
    <style:style style:name="P149" style:parent-style-name="Otsikko1" style:family="paragraph">
      <style:text-properties style:font-name="Verdana" fo:language="en" fo:country="US"/>
    </style:style>
    <style:style style:name="P150" style:parent-style-name="Textbody" style:family="paragraph">
      <style:text-properties style:font-name="Verdana" fo:language="en" fo:country="US"/>
    </style:style>
    <style:style style:name="P151" style:parent-style-name="Textbody" style:family="paragraph">
      <style:text-properties style:font-name="Verdana" fo:font-weight="bold" style:font-weight-asian="bold" style:font-weight-complex="bold" fo:language="en" fo:country="US"/>
    </style:style>
    <style:style style:name="P152" style:parent-style-name="Textbody" style:family="paragraph">
      <style:text-properties style:font-name="Verdana" fo:language="en" fo:country="US"/>
    </style:style>
    <style:style style:name="P153" style:parent-style-name="Textbody" style:family="paragraph">
      <style:paragraph-properties fo:margin-bottom="0.043in"/>
      <style:text-properties style:font-name="Verdana" fo:language="en" fo:country="US"/>
    </style:style>
    <style:style style:name="P154" style:parent-style-name="Textbody" style:family="paragraph">
      <style:paragraph-properties fo:margin-bottom="0.043in"/>
      <style:text-properties style:font-name="Verdana" fo:language="en" fo:country="US"/>
    </style:style>
    <style:style style:name="P155" style:parent-style-name="Textbody" style:family="paragraph">
      <style:paragraph-properties fo:margin-bottom="0.043in"/>
      <style:text-properties style:font-name="Verdana" fo:language="en" fo:country="US"/>
    </style:style>
    <style:style style:name="P156" style:parent-style-name="Textbody" style:family="paragraph">
      <style:paragraph-properties fo:margin-bottom="0.043in"/>
      <style:text-properties style:font-name="Verdana" fo:language="en" fo:country="US"/>
    </style:style>
    <style:style style:name="P157" style:parent-style-name="Textbody" style:family="paragraph">
      <style:paragraph-properties fo:margin-bottom="0.043in"/>
      <style:text-properties style:font-name="Verdana" fo:language="en" fo:country="US"/>
    </style:style>
    <style:style style:name="P158" style:parent-style-name="Textbody" style:family="paragraph">
      <style:paragraph-properties fo:margin-bottom="0.043in"/>
      <style:text-properties style:font-name="Verdana" fo:language="en" fo:country="US"/>
    </style:style>
    <style:style style:name="P159" style:parent-style-name="Textbody" style:family="paragraph">
      <style:paragraph-properties fo:margin-bottom="0.043in"/>
      <style:text-properties style:font-name="Verdana" fo:language="en" fo:country="US"/>
    </style:style>
    <style:style style:name="P160" style:parent-style-name="Textbody" style:family="paragraph">
      <style:paragraph-properties fo:margin-bottom="0.043in"/>
      <style:text-properties style:font-name="Verdana" fo:language="en" fo:country="US"/>
    </style:style>
    <style:style style:name="P161" style:parent-style-name="Textbody" style:family="paragraph">
      <style:paragraph-properties fo:margin-bottom="0.043in"/>
      <style:text-properties style:font-name="Verdana" fo:language="en" fo:country="US"/>
    </style:style>
    <style:style style:name="P162" style:parent-style-name="Textbody" style:family="paragraph">
      <style:paragraph-properties fo:margin-bottom="0.043in"/>
      <style:text-properties style:font-name="Verdana" fo:language="en" fo:country="US"/>
    </style:style>
    <style:style style:name="P163" style:parent-style-name="Textbody" style:family="paragraph">
      <style:paragraph-properties fo:margin-bottom="0.043in"/>
      <style:text-properties style:font-name="Verdana" fo:language="en" fo:country="US"/>
    </style:style>
    <style:style style:name="P164" style:parent-style-name="Textbody" style:family="paragraph">
      <style:paragraph-properties fo:margin-top="0.0402in"/>
      <style:text-properties style:font-name="Verdana" fo:language="en" fo:country="US"/>
    </style:style>
    <style:style style:name="P165" style:parent-style-name="Otsikko1" style:family="paragraph">
      <style:text-properties style:font-name="Verdana" fo:language="en" fo:country="US"/>
    </style:style>
    <style:style style:name="P166" style:parent-style-name="Textbody" style:family="paragraph">
      <style:text-properties style:font-name="Verdana" fo:language="en" fo:country="US"/>
    </style:style>
    <style:style style:name="P167" style:parent-style-name="Textbody" style:family="paragraph">
      <style:paragraph-properties fo:margin-bottom="0.043in"/>
      <style:text-properties style:font-name="Verdana" fo:font-weight="bold" style:font-weight-asian="bold" style:font-weight-complex="bold" fo:language="en" fo:country="US"/>
    </style:style>
    <style:style style:name="P168" style:parent-style-name="Textbody" style:family="paragraph">
      <style:paragraph-properties fo:margin-top="0.0402in"/>
      <style:text-properties style:font-name="Verdana" fo:language="en" fo:country="US"/>
    </style:style>
    <style:style style:name="P169" style:parent-style-name="Textbody" style:family="paragraph">
      <style:paragraph-properties fo:margin-bottom="0.043in"/>
      <style:text-properties style:font-name="Verdana" fo:language="en" fo:country="US"/>
    </style:style>
    <style:style style:name="P170" style:parent-style-name="Textbody" style:family="paragraph">
      <style:paragraph-properties fo:margin-bottom="0.043in"/>
      <style:text-properties style:font-name="Verdana" fo:language="en" fo:country="US"/>
    </style:style>
    <style:style style:name="P171" style:parent-style-name="Textbody" style:family="paragraph">
      <style:paragraph-properties fo:margin-bottom="0.043in"/>
      <style:text-properties style:font-name="Verdana" fo:language="en" fo:country="US"/>
    </style:style>
    <style:style style:name="P172" style:parent-style-name="Textbody" style:family="paragraph">
      <style:paragraph-properties fo:margin-bottom="0.043in"/>
      <style:text-properties style:font-name="Verdana" fo:language="en" fo:country="US"/>
    </style:style>
    <style:style style:name="P173" style:parent-style-name="Textbody" style:family="paragraph">
      <style:paragraph-properties fo:margin-bottom="0.043in"/>
      <style:text-properties style:font-name="Verdana" fo:language="en" fo:country="US"/>
    </style:style>
    <style:style style:name="P174" style:parent-style-name="Textbody" style:family="paragraph">
      <style:paragraph-properties fo:margin-bottom="0.043in"/>
      <style:text-properties style:font-name="Verdana" fo:language="en" fo:country="US"/>
    </style:style>
    <style:style style:name="P175" style:parent-style-name="Textbody" style:family="paragraph">
      <style:paragraph-properties fo:margin-bottom="0.043in"/>
      <style:text-properties style:font-name="Verdana" fo:language="en" fo:country="US"/>
    </style:style>
    <style:style style:name="P176" style:parent-style-name="Textbody" style:family="paragraph">
      <style:paragraph-properties fo:margin-bottom="0.043in"/>
      <style:text-properties style:font-name="Verdana" fo:language="en" fo:country="US"/>
    </style:style>
    <style:style style:name="P177" style:parent-style-name="Textbody" style:family="paragraph">
      <style:paragraph-properties fo:margin-bottom="0.043in"/>
      <style:text-properties style:font-name="Verdana" fo:language="en" fo:country="US"/>
    </style:style>
    <style:style style:name="P178" style:parent-style-name="Textbody" style:family="paragraph">
      <style:paragraph-properties fo:margin-bottom="0.043in"/>
      <style:text-properties style:font-name="Verdana" fo:language="en" fo:country="US"/>
    </style:style>
    <style:style style:name="P179" style:parent-style-name="Textbody" style:family="paragraph">
      <style:paragraph-properties fo:margin-bottom="0.043in"/>
      <style:text-properties style:font-name="Verdana" fo:language="en" fo:country="US"/>
    </style:style>
    <style:style style:name="P180" style:parent-style-name="Textbody" style:family="paragraph">
      <style:paragraph-properties fo:margin-top="0.0402in"/>
      <style:text-properties style:font-name="Verdana" fo:language="en" fo:country="US"/>
    </style:style>
    <style:style style:name="P181" style:parent-style-name="Otsikko1" style:family="paragraph">
      <style:text-properties style:font-name="Verdana" fo:language="en" fo:country="US"/>
    </style:style>
    <style:style style:name="P182" style:parent-style-name="Textbody" style:family="paragraph">
      <style:text-properties style:font-name="Verdana" fo:language="en" fo:country="US"/>
    </style:style>
    <style:style style:name="P183" style:parent-style-name="Textbody" style:family="paragraph">
      <style:text-properties style:font-name="Verdana" fo:font-weight="bold" style:font-weight-asian="bold" style:font-weight-complex="bold" fo:language="en" fo:country="US"/>
    </style:style>
    <style:style style:name="P184" style:parent-style-name="Textbody" style:family="paragraph">
      <style:text-properties style:font-name="Verdana" fo:language="en" fo:country="US"/>
    </style:style>
    <style:style style:name="P185" style:parent-style-name="Textbody" style:family="paragraph">
      <style:text-properties style:font-name="Verdana" fo:font-weight="bold" style:font-weight-asian="bold" style:font-weight-complex="bold" fo:language="en" fo:country="US"/>
    </style:style>
    <style:style style:name="P186" style:parent-style-name="Textbody" style:family="paragraph">
      <style:text-properties style:font-name="Verdana" fo:language="en" fo:country="US"/>
    </style:style>
    <style:style style:name="P187" style:parent-style-name="Otsikko1" style:family="paragraph">
      <style:text-properties style:font-name="Verdana" fo:language="en" fo:country="US"/>
    </style:style>
    <style:style style:name="P188" style:parent-style-name="Textbody" style:family="paragraph">
      <style:text-properties style:font-name="Verdana" fo:language="en" fo:country="US"/>
    </style:style>
    <style:style style:name="P189" style:parent-style-name="Textbody" style:family="paragraph">
      <style:text-properties style:font-name="Verdana" fo:font-weight="bold" style:font-weight-asian="bold" style:font-weight-complex="bold" fo:language="en" fo:country="US"/>
    </style:style>
    <style:style style:name="P190" style:parent-style-name="Textbody" style:family="paragraph">
      <style:text-properties style:font-name="Verdana" fo:language="en" fo:country="US"/>
    </style:style>
    <style:style style:name="P191" style:parent-style-name="Textbody" style:family="paragraph">
      <style:text-properties style:font-name="Verdana" fo:language="en" fo:country="US"/>
    </style:style>
    <style:style style:name="P192" style:parent-style-name="Textbody" style:family="paragraph">
      <style:text-properties style:font-name="Verdana" fo:language="en" fo:country="US"/>
    </style:style>
    <style:style style:name="P193" style:parent-style-name="Textbody" style:family="paragraph">
      <style:text-properties style:font-name="Verdana" fo:language="en" fo:country="US"/>
    </style:style>
    <style:style style:name="P194" style:parent-style-name="Textbody" style:family="paragraph">
      <style:text-properties style:font-name="Verdana" fo:font-weight="bold" style:font-weight-asian="bold" style:font-weight-complex="bold" fo:language="en" fo:country="US"/>
    </style:style>
    <style:style style:name="P195" style:parent-style-name="Textbody" style:family="paragraph">
      <style:text-properties style:font-name="Verdana" fo:language="en" fo:country="US"/>
    </style:style>
    <style:style style:name="P196" style:parent-style-name="Textbody" style:family="paragraph">
      <style:text-properties style:font-name="Verdana" fo:language="en" fo:country="US"/>
    </style:style>
    <style:style style:name="P197" style:parent-style-name="Textbody" style:family="paragraph">
      <style:text-properties style:font-name="Verdana" fo:language="en" fo:country="US"/>
    </style:style>
    <style:style style:name="P198" style:parent-style-name="Otsikko1" style:family="paragraph">
      <style:text-properties style:font-name="Verdana" fo:language="en" fo:country="US"/>
    </style:style>
    <style:style style:name="P199" style:parent-style-name="Textbody" style:family="paragraph">
      <style:text-properties style:font-name="Verdana" fo:language="en" fo:country="US"/>
    </style:style>
    <style:style style:name="P200" style:parent-style-name="Textbody" style:family="paragraph">
      <style:text-properties style:font-name="Verdana" fo:language="en" fo:country="US"/>
    </style:style>
    <style:style style:name="P201" style:parent-style-name="Textbody" style:family="paragraph">
      <style:text-properties style:font-name="Verdana" fo:font-weight="bold" style:font-weight-asian="bold" style:font-weight-complex="bold" fo:language="en" fo:country="US"/>
    </style:style>
    <style:style style:name="P202" style:parent-style-name="Textbody" style:family="paragraph">
      <style:text-properties style:font-name="Verdana" fo:language="en" fo:country="US"/>
    </style:style>
    <style:style style:name="P203" style:parent-style-name="Textbody" style:family="paragraph">
      <style:text-properties style:font-name="Verdana" fo:language="en" fo:country="US"/>
    </style:style>
    <style:style style:name="P204" style:parent-style-name="Textbody" style:family="paragraph">
      <style:text-properties style:font-name="Verdana" fo:language="en" fo:country="US"/>
    </style:style>
    <style:style style:name="P205" style:parent-style-name="Textbody" style:family="paragraph">
      <style:text-properties style:font-name="Verdana" fo:language="en" fo:country="US"/>
    </style:style>
    <style:style style:name="P206" style:parent-style-name="Textbody" style:family="paragraph">
      <style:text-properties style:font-name="Verdana" fo:language="en" fo:country="US"/>
    </style:style>
    <style:style style:name="P207" style:parent-style-name="Textbody" style:family="paragraph">
      <style:text-properties style:font-name="Verdana" fo:language="en" fo:country="US"/>
    </style:style>
    <style:style style:name="P208" style:parent-style-name="Textbody" style:family="paragraph">
      <style:text-properties style:font-name="Verdana" fo:language="en" fo:country="US"/>
    </style:style>
    <style:style style:name="P209" style:parent-style-name="Textbody" style:family="paragraph">
      <style:text-properties style:font-name="Verdana" fo:language="en" fo:country="US"/>
    </style:style>
    <style:style style:name="P210" style:parent-style-name="Textbody" style:family="paragraph">
      <style:text-properties style:font-name="Verdana" fo:language="en" fo:country="US"/>
    </style:style>
    <style:style style:name="P211" style:parent-style-name="Textbody" style:family="paragraph">
      <style:text-properties style:font-name="Verdana" fo:language="en" fo:country="US"/>
    </style:style>
    <style:style style:name="P212" style:parent-style-name="Otsikko1" style:family="paragraph">
      <style:text-properties style:font-name="Verdana" fo:language="en" fo:country="US"/>
    </style:style>
    <style:style style:name="P213" style:parent-style-name="Textbody" style:family="paragraph">
      <style:text-properties style:font-name="Verdana" fo:language="en" fo:country="US"/>
    </style:style>
    <style:style style:name="P214" style:parent-style-name="Textbody" style:family="paragraph">
      <style:text-properties style:font-name="Verdana" fo:language="en" fo:country="US"/>
    </style:style>
    <style:style style:name="P215" style:parent-style-name="Textbody" style:family="paragraph">
      <style:text-properties style:font-name="Verdana" fo:language="en" fo:country="US"/>
    </style:style>
    <style:style style:name="P216" style:parent-style-name="Textbody" style:family="paragraph">
      <style:text-properties style:font-name="Verdana" fo:language="en" fo:country="US"/>
    </style:style>
    <style:style style:name="P217" style:parent-style-name="Textbody" style:family="paragraph">
      <style:text-properties style:font-name="Verdana" fo:language="en" fo:country="US"/>
    </style:style>
    <style:style style:name="P218" style:parent-style-name="Textbody" style:family="paragraph">
      <style:text-properties style:font-name="Verdana" fo:language="en" fo:country="US"/>
    </style:style>
    <style:style style:name="P219" style:parent-style-name="Textbody" style:family="paragraph">
      <style:text-properties style:font-name="Verdana" fo:language="en" fo:country="US"/>
    </style:style>
    <style:style style:name="P220" style:parent-style-name="Textbody" style:family="paragraph">
      <style:text-properties style:font-name="Verdana" fo:language="en" fo:country="US"/>
    </style:style>
    <style:style style:name="P221" style:parent-style-name="Textbody" style:family="paragraph">
      <style:text-properties style:font-name="Verdana" fo:language="en" fo:country="US"/>
    </style:style>
    <style:style style:name="P222" style:parent-style-name="Textbody" style:family="paragraph">
      <style:text-properties style:font-name="Verdana" fo:language="en" fo:country="US"/>
    </style:style>
    <style:style style:name="P223" style:parent-style-name="Textbody" style:family="paragraph">
      <style:text-properties style:font-name="Verdana" fo:language="en" fo:country="US"/>
    </style:style>
    <style:style style:name="P224" style:parent-style-name="Textbody" style:family="paragraph">
      <style:text-properties style:font-name="Verdana" fo:language="en" fo:country="US"/>
    </style:style>
    <style:style style:name="P225" style:parent-style-name="Textbody" style:family="paragraph">
      <style:text-properties style:font-name="Verdana" fo:font-weight="bold" style:font-weight-asian="bold" style:font-weight-complex="bold" fo:language="en" fo:country="US"/>
    </style:style>
    <style:style style:name="P226" style:parent-style-name="Textbody" style:family="paragraph">
      <style:text-properties style:font-name="Verdana" fo:language="en" fo:country="US"/>
    </style:style>
    <style:style style:name="P227" style:parent-style-name="Textbody" style:family="paragraph">
      <style:paragraph-properties fo:margin-bottom="0.043in"/>
      <style:text-properties style:font-name="Verdana" fo:language="en" fo:country="US"/>
    </style:style>
    <style:style style:name="P228" style:parent-style-name="Textbody" style:family="paragraph">
      <style:paragraph-properties fo:margin-bottom="0.043in"/>
      <style:text-properties style:font-name="Verdana" fo:language="en" fo:country="US"/>
    </style:style>
    <style:style style:name="P229" style:parent-style-name="Textbody" style:family="paragraph">
      <style:paragraph-properties fo:margin-bottom="0.043in"/>
      <style:text-properties style:font-name="Verdana" fo:language="en" fo:country="US"/>
    </style:style>
    <style:style style:name="P230" style:parent-style-name="Textbody" style:family="paragraph">
      <style:paragraph-properties fo:margin-bottom="0.043in"/>
      <style:text-properties style:font-name="Verdana" fo:language="en" fo:country="US"/>
    </style:style>
    <style:style style:name="P231" style:parent-style-name="Textbody" style:family="paragraph">
      <style:paragraph-properties fo:margin-bottom="0.043in"/>
      <style:text-properties style:font-name="Verdana" fo:language="en" fo:country="US"/>
    </style:style>
    <style:style style:name="P232" style:parent-style-name="Textbody" style:family="paragraph">
      <style:paragraph-properties fo:margin-bottom="0.043in"/>
      <style:text-properties style:font-name="Verdana" fo:language="en" fo:country="US"/>
    </style:style>
    <style:style style:name="P233" style:parent-style-name="Textbody" style:family="paragraph">
      <style:paragraph-properties fo:margin-bottom="0.043in"/>
      <style:text-properties style:font-name="Verdana" fo:language="en" fo:country="US"/>
    </style:style>
    <style:style style:name="P234" style:parent-style-name="Textbody" style:family="paragraph">
      <style:paragraph-properties fo:margin-bottom="0.043in"/>
      <style:text-properties style:font-name="Verdana" fo:language="en" fo:country="US"/>
    </style:style>
    <style:style style:name="P235" style:parent-style-name="Textbody" style:family="paragraph">
      <style:paragraph-properties fo:margin-bottom="0.043in"/>
      <style:text-properties style:font-name="Verdana" fo:language="en" fo:country="US"/>
    </style:style>
    <style:style style:name="P236" style:parent-style-name="Textbody" style:family="paragraph">
      <style:paragraph-properties fo:margin-bottom="0.043in"/>
      <style:text-properties style:font-name="Verdana" fo:language="en" fo:country="US"/>
    </style:style>
    <style:style style:name="P237" style:parent-style-name="Textbody" style:family="paragraph">
      <style:paragraph-properties fo:margin-bottom="0.043in"/>
    </style:style>
    <style:style style:name="T238" style:parent-style-name="Kappaleenoletusfontti" style:family="text">
      <style:text-properties style:font-name="Verdana" fo:language="en" fo:country="US"/>
    </style:style>
    <style:style style:name="T239" style:parent-style-name="Kappaleenoletusfontti" style:family="text">
      <style:text-properties style:font-name="Verdana" fo:language="en" fo:country="US"/>
    </style:style>
    <style:style style:name="T240" style:parent-style-name="Kappaleenoletusfontti" style:family="text">
      <style:text-properties style:font-name="Verdana" fo:language="en" fo:country="US"/>
    </style:style>
    <style:style style:name="T241" style:parent-style-name="Kappaleenoletusfontti" style:family="text">
      <style:text-properties style:font-name="Verdana" fo:language="en" fo:country="US"/>
    </style:style>
    <style:style style:name="T242" style:parent-style-name="Kappaleenoletusfontti" style:family="text">
      <style:text-properties style:font-name="Verdana" fo:language="en" fo:country="US"/>
    </style:style>
  </office:automatic-styles>
  <office:body>
    <office:text text:use-soft-page-breaks="true">
      <text:p text:style-name="P1">There are 8 different attributes in this game. Attributes might be required for some items or actions. You may also encounter different attribute checks you need to perform to<text:s/>determine whether you are successful or not.</text:p>
      <text:p text:style-name="P2">You start with 6 points in each attribute and some starting experience to increase attributes of your choice. This is just a recommendation to balance the start of the game for different amounts of players.</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Players</text:p>
          </table:table-cell>
          <table:table-cell table:style-name="TableCell19" table:number-columns-spanned="4">
            <text:p text:style-name="P20">Starting experience</text:p>
          </table:table-cell>
          <table:covered-table-cell/>
          <table:covered-table-cell/>
          <table:covered-table-cell/>
          <table:table-cell>
            <text:p text:style-name="P20"/>
          </table:table-cell>
          <table:table-cell>
            <text:p text:style-name="P20"/>
          </table:table-cell>
          <table:table-cell>
            <text:p text:style-name="P20"/>
          </table:table-cell>
          <table:table-cell>
            <text:p text:style-name="P20"/>
          </table:table-cell>
          <table:table-cell>
            <text:p text:style-name="P20"/>
          </table:table-cell>
          <table:table-cell>
            <text:p text:style-name="P20"/>
          </table:table-cell>
          <table:table-cell>
            <text:p text:style-name="P20"/>
          </table:table-cell>
        </table:table-row>
        <table:table-row table:style-name="TableRow21">
          <table:table-cell table:style-name="TableCell22">
            <text:p text:style-name="P23">1</text:p>
          </table:table-cell>
          <table:table-cell table:style-name="TableCell24" table:number-columns-spanned="4">
            <text:p text:style-name="P25">50</text:p>
          </table:table-cell>
          <table:covered-table-cell/>
          <table:covered-table-cell/>
          <table:covered-table-cell/>
          <table:table-cell>
            <text:p text:style-name="P25"/>
          </table:table-cell>
          <table:table-cell>
            <text:p text:style-name="P25"/>
          </table:table-cell>
          <table:table-cell>
            <text:p text:style-name="P25"/>
          </table:table-cell>
          <table:table-cell>
            <text:p text:style-name="P25"/>
          </table:table-cell>
          <table:table-cell>
            <text:p text:style-name="P25"/>
          </table:table-cell>
          <table:table-cell>
            <text:p text:style-name="P25"/>
          </table:table-cell>
          <table:table-cell>
            <text:p text:style-name="P25"/>
          </table:table-cell>
        </table:table-row>
        <table:table-row table:style-name="TableRow26">
          <table:table-cell table:style-name="TableCell27">
            <text:p text:style-name="P28">2</text:p>
          </table:table-cell>
          <table:table-cell table:style-name="TableCell29" table:number-columns-spanned="4">
            <text:p text:style-name="P30">30</text:p>
          </table:table-cell>
          <table:covered-table-cell/>
          <table:covered-table-cell/>
          <table:covered-table-cell/>
          <table:table-cell>
            <text:p text:style-name="P30"/>
          </table:table-cell>
          <table:table-cell>
            <text:p text:style-name="P30"/>
          </table:table-cell>
          <table:table-cell>
            <text:p text:style-name="P30"/>
          </table:table-cell>
          <table:table-cell>
            <text:p text:style-name="P30"/>
          </table:table-cell>
          <table:table-cell>
            <text:p text:style-name="P30"/>
          </table:table-cell>
          <table:table-cell>
            <text:p text:style-name="P30"/>
          </table:table-cell>
          <table:table-cell>
            <text:p text:style-name="P30"/>
          </table:table-cell>
        </table:table-row>
        <table:table-row table:style-name="TableRow31">
          <table:table-cell table:style-name="TableCell32">
            <text:p text:style-name="P33">3</text:p>
          </table:table-cell>
          <table:table-cell table:style-name="TableCell34" table:number-columns-spanned="4">
            <text:p text:style-name="P35">15</text:p>
          </table:table-cell>
          <table:covered-table-cell/>
          <table:covered-table-cell/>
          <table:covered-table-cell/>
          <table:table-cell>
            <text:p text:style-name="P35"/>
          </table:table-cell>
          <table:table-cell>
            <text:p text:style-name="P35"/>
          </table:table-cell>
          <table:table-cell>
            <text:p text:style-name="P35"/>
          </table:table-cell>
          <table:table-cell>
            <text:p text:style-name="P35"/>
          </table:table-cell>
          <table:table-cell>
            <text:p text:style-name="P35"/>
          </table:table-cell>
          <table:table-cell>
            <text:p text:style-name="P35"/>
          </table:table-cell>
          <table:table-cell>
            <text:p text:style-name="P35"/>
          </table:table-cell>
        </table:table-row>
        <table:table-row table:style-name="TableRow36">
          <table:table-cell table:style-name="TableCell37">
            <text:p text:style-name="P38">4</text:p>
          </table:table-cell>
          <table:table-cell table:style-name="TableCell39" table:number-columns-spanned="4">
            <text:p text:style-name="P40">10</text:p>
          </table:table-cell>
          <table:covered-table-cell/>
          <table:covered-table-cell/>
          <table:covered-table-cell/>
          <table:table-cell>
            <text:p text:style-name="P40"/>
          </table:table-cell>
          <table:table-cell>
            <text:p text:style-name="P40"/>
          </table:table-cell>
          <table:table-cell>
            <text:p text:style-name="P40"/>
          </table:table-cell>
          <table:table-cell>
            <text:p text:style-name="P40"/>
          </table:table-cell>
          <table:table-cell>
            <text:p text:style-name="P40"/>
          </table:table-cell>
          <table:table-cell>
            <text:p text:style-name="P40"/>
          </table:table-cell>
          <table:table-cell>
            <text:p text:style-name="P40"/>
          </table:table-cell>
        </table:table-row>
        <table:table-row table:style-name="TableRow41">
          <table:table-cell table:style-name="TableCell42" table:number-columns-spanned="2">
            <text:p text:style-name="P43">Attribute costs</text:p>
          </table:table-cell>
          <table:covered-table-cell/>
          <table:table-cell table:style-name="TableCell44">
            <text:p text:style-name="P45">6</text:p>
          </table:table-cell>
          <table:table-cell table:style-name="TableCell46">
            <text:p text:style-name="P47">8</text:p>
          </table:table-cell>
          <table:table-cell table:style-name="TableCell48" table:number-columns-spanned="2">
            <text:p text:style-name="P49">10</text:p>
          </table:table-cell>
          <table:covered-table-cell/>
          <table:table-cell table:style-name="TableCell50">
            <text:p text:style-name="P51">12</text:p>
          </table:table-cell>
          <table:table-cell table:style-name="TableCell52">
            <text:p text:style-name="P53">14</text:p>
          </table:table-cell>
          <table:table-cell table:style-name="TableCell54">
            <text:p text:style-name="P55">16</text:p>
          </table:table-cell>
          <table:table-cell table:style-name="TableCell56">
            <text:p text:style-name="P57">18</text:p>
          </table:table-cell>
          <table:table-cell table:style-name="TableCell58">
            <text:p text:style-name="P59">20</text:p>
          </table:table-cell>
          <table:table-cell table:style-name="TableCell60">
            <text:p text:style-name="P61">22</text:p>
          </table:table-cell>
        </table:table-row>
        <table:table-row table:style-name="TableRow62">
          <table:table-cell table:style-name="TableCell63" table:number-columns-spanned="2">
            <text:p text:style-name="P64">Weak</text:p>
          </table:table-cell>
          <table:covered-table-cell/>
          <table:table-cell table:style-name="TableCell65">
            <text:p text:style-name="P66">5</text:p>
          </table:table-cell>
          <table:table-cell table:style-name="TableCell67">
            <text:p text:style-name="P68">7</text:p>
          </table:table-cell>
          <table:table-cell table:style-name="TableCell69" table:number-columns-spanned="2">
            <text:p text:style-name="P70">10</text:p>
          </table:table-cell>
          <table:covered-table-cell/>
          <table:table-cell table:style-name="TableCell71">
            <text:p text:style-name="P72">13</text:p>
          </table:table-cell>
          <table:table-cell table:style-name="TableCell73">
            <text:p text:style-name="P74">16</text:p>
          </table:table-cell>
          <table:table-cell table:style-name="TableCell75">
            <text:p text:style-name="P76">20</text:p>
          </table:table-cell>
          <table:table-cell table:style-name="TableCell77">
            <text:p text:style-name="P78">25</text:p>
          </table:table-cell>
          <table:table-cell table:style-name="TableCell79">
            <text:p text:style-name="P80">35</text:p>
          </table:table-cell>
          <table:table-cell table:style-name="TableCell81">
            <text:p text:style-name="P82">50</text:p>
          </table:table-cell>
        </table:table-row>
        <table:table-row table:style-name="TableRow83">
          <table:table-cell table:style-name="TableCell84" table:number-columns-spanned="2">
            <text:p text:style-name="P85">Regular</text:p>
          </table:table-cell>
          <table:covered-table-cell/>
          <table:table-cell table:style-name="TableCell86">
            <text:p text:style-name="P87">4</text:p>
          </table:table-cell>
          <table:table-cell table:style-name="TableCell88">
            <text:p text:style-name="P89">6</text:p>
          </table:table-cell>
          <table:table-cell table:style-name="TableCell90" table:number-columns-spanned="2">
            <text:p text:style-name="P91">8</text:p>
          </table:table-cell>
          <table:covered-table-cell/>
          <table:table-cell table:style-name="TableCell92">
            <text:p text:style-name="P93">10</text:p>
          </table:table-cell>
          <table:table-cell table:style-name="TableCell94">
            <text:p text:style-name="P95">13</text:p>
          </table:table-cell>
          <table:table-cell table:style-name="TableCell96">
            <text:p text:style-name="P97">16</text:p>
          </table:table-cell>
          <table:table-cell table:style-name="TableCell98">
            <text:p text:style-name="P99">20</text:p>
          </table:table-cell>
          <table:table-cell table:style-name="TableCell100">
            <text:p text:style-name="P101">25</text:p>
          </table:table-cell>
          <table:table-cell table:style-name="TableCell102">
            <text:p text:style-name="P103">35</text:p>
          </table:table-cell>
        </table:table-row>
        <table:table-row table:style-name="TableRow104">
          <table:table-cell table:style-name="TableCell105" table:number-columns-spanned="2">
            <text:p text:style-name="P106">Strong</text:p>
          </table:table-cell>
          <table:covered-table-cell/>
          <table:table-cell table:style-name="TableCell107">
            <text:p text:style-name="P108">4</text:p>
          </table:table-cell>
          <table:table-cell table:style-name="TableCell109">
            <text:p text:style-name="P110">5</text:p>
          </table:table-cell>
          <table:table-cell table:style-name="TableCell111" table:number-columns-spanned="2">
            <text:p text:style-name="P112">6</text:p>
          </table:table-cell>
          <table:covered-table-cell/>
          <table:table-cell table:style-name="TableCell113">
            <text:p text:style-name="P114">8</text:p>
          </table:table-cell>
          <table:table-cell table:style-name="TableCell115">
            <text:p text:style-name="P116">10</text:p>
          </table:table-cell>
          <table:table-cell table:style-name="TableCell117">
            <text:p text:style-name="P118">13</text:p>
          </table:table-cell>
          <table:table-cell table:style-name="TableCell119">
            <text:p text:style-name="P120">16</text:p>
          </table:table-cell>
          <table:table-cell table:style-name="TableCell121">
            <text:p text:style-name="P122">20</text:p>
          </table:table-cell>
          <table:table-cell table:style-name="TableCell123">
            <text:p text:style-name="P124">30</text:p>
          </table:table-cell>
        </table:table-row>
      </table:table>
      <text:h text:style-name="P125" text:outline-level="1">Strength</text:h>
      <text:p text:style-name="P126">This measures your ability to wear heavier equipment. It also determines your hand to hand damage. Generally, strength is a useful attribute that can have lots of use.</text:p>
      <text:p text:style-name="P127">Required for:</text:p>
      <text:list text:style-name="LFO1" text:continue-numbering="true">
        <text:list-item>
          <text:p text:style-name="P128">6 to equip light<text:s/>armor<text:tab/><text:tab/></text:p>
        </text:list-item>
        <text:list-item>
          <text:p text:style-name="P129">10 to equip normal armor</text:p>
        </text:list-item>
        <text:list-item>
          <text:p text:style-name="P130">14 to equip heavy armor</text:p>
        </text:list-item>
        <text:list-item>
          <text:p text:style-name="P131">Staves, swords, axes, clubs</text:p>
        </text:list-item>
      </text:list>
      <text:h text:style-name="P132" text:outline-level="1">Dexterity</text:h>
      <text:p text:style-name="P133">Increases accuracy and skillfulness in your actions. This helps you hit, dodge and act before your opponents. Necessary for anyone wanting to engage in physical<text:s/>combat.</text:p>
      <text:p text:style-name="P134">Required for:</text:p>
      <text:list text:style-name="LFO2" text:continue-numbering="true">
        <text:list-item>
          <text:p text:style-name="P135">Daggers, bows, spears</text:p>
        </text:list-item>
      </text:list>
      <text:p text:style-name="P136">Bonuses:</text:p>
      <text:p text:style-name="P137">Dexterity<text:tab/><text:tab/>To hit roll bonus<text:tab/><text:tab/>Action Points</text:p>
      <text:p text:style-name="P138">2<text:tab/><text:tab/><text:tab/>-4<text:tab/><text:tab/><text:tab/><text:tab/>6</text:p>
      <text:p text:style-name="P139">4<text:tab/><text:tab/><text:tab/>-3<text:tab/><text:tab/><text:tab/><text:tab/>7</text:p>
      <text:p text:style-name="P140">6<text:tab/><text:tab/><text:tab/>-2<text:tab/><text:tab/><text:tab/><text:tab/>8</text:p>
      <text:p text:style-name="P141">8<text:tab/><text:tab/><text:tab/>-1<text:tab/><text:tab/><text:tab/><text:tab/>8</text:p>
      <text:p text:style-name="P142">10<text:tab/><text:tab/><text:tab/><text:s/>0<text:tab/><text:tab/><text:tab/><text:tab/>8</text:p>
      <text:p text:style-name="P143">12<text:tab/><text:tab/><text:tab/><text:s/>0<text:tab/><text:tab/><text:tab/><text:tab/>9</text:p>
      <text:p text:style-name="P144">14<text:tab/><text:tab/><text:tab/><text:s/>1<text:tab/><text:tab/><text:tab/><text:tab/>10</text:p>
      <text:p text:style-name="P145">16<text:tab/><text:tab/><text:tab/><text:s/>2<text:tab/><text:tab/><text:tab/><text:tab/>11</text:p>
      <text:p text:style-name="P146">18<text:tab/><text:tab/><text:tab/><text:s/>3<text:tab/><text:tab/><text:tab/><text:tab/>12</text:p>
      <text:soft-page-break/>
      <text:p text:style-name="P147">20<text:tab/><text:tab/><text:tab/><text:s/>3<text:tab/><text:tab/><text:tab/><text:tab/>13</text:p>
      <text:p text:style-name="P148">22<text:tab/><text:tab/><text:tab/><text:s/>4<text:tab/><text:tab/><text:tab/><text:tab/>14</text:p>
      <text:h text:style-name="P149" text:outline-level="1">Perception</text:h>
      <text:p text:style-name="P150">Enables you to see more details than a less perceptive one. This helps you avoid traps and other surprises. You will also be more likely to land critical hits and avoid critical failures</text:p>
      <text:p text:style-name="P151">Bonuses:</text:p>
      <text:p text:style-name="P152">Perception<text:tab/><text:tab/>Critical hit modifier<text:tab/>Critical failure modifier</text:p>
      <text:p text:style-name="P153">2<text:tab/><text:tab/><text:tab/>+2<text:tab/><text:tab/><text:tab/><text:tab/>+4</text:p>
      <text:p text:style-name="P154">4<text:tab/><text:tab/><text:tab/>+1<text:tab/><text:tab/><text:tab/><text:tab/>+3</text:p>
      <text:p text:style-name="P155">6<text:tab/><text:tab/><text:tab/><text:s/>0<text:tab/><text:tab/><text:tab/><text:tab/>+2</text:p>
      <text:p text:style-name="P156">8<text:tab/><text:tab/><text:tab/><text:s/>0<text:tab/><text:tab/><text:tab/><text:tab/>+1</text:p>
      <text:p text:style-name="P157">10<text:tab/><text:tab/><text:tab/><text:s/>0<text:tab/><text:tab/><text:tab/><text:tab/><text:s text:c="2"/>0</text:p>
      <text:p text:style-name="P158">12<text:tab/><text:tab/><text:tab/>-1<text:tab/><text:tab/><text:tab/><text:tab/><text:s text:c="2"/>0</text:p>
      <text:p text:style-name="P159">14<text:tab/><text:tab/><text:tab/>-2<text:tab/><text:tab/><text:tab/><text:tab/><text:s text:c="2"/>0</text:p>
      <text:p text:style-name="P160">16<text:tab/><text:tab/><text:tab/>-2<text:tab/><text:tab/><text:tab/><text:tab/><text:s/>-1</text:p>
      <text:p text:style-name="P161">18<text:tab/><text:tab/><text:tab/>-3<text:tab/><text:tab/><text:tab/><text:tab/><text:s/>-1</text:p>
      <text:p text:style-name="P162">20<text:tab/><text:tab/><text:tab/>-4<text:tab/><text:tab/><text:tab/><text:tab/><text:s/>-1</text:p>
      <text:p text:style-name="P163">22<text:tab/><text:tab/><text:tab/>-4<text:tab/><text:tab/><text:tab/><text:tab/><text:s/>-2</text:p>
      <text:p text:style-name="P164">Critical hit/failure modifier change the required roll to get critical hits/failures. Default rolls<text:s/>for these are 1 and 20 (before bonuses).</text:p>
      <text:h text:style-name="P165" text:outline-level="1">Charisma</text:h>
      <text:p text:style-name="P166">Your ability to influence others, whether it is helping, deceiving or simply getting along. Your base starting reputation is equal to your charisma.</text:p>
      <text:p text:style-name="P167">Bonuses:</text:p>
      <text:p text:style-name="P168">Charisma<text:tab/><text:tab/>Help roll bonus</text:p>
      <text:p text:style-name="P169">2<text:tab/><text:tab/><text:tab/>-3</text:p>
      <text:p text:style-name="P170">4<text:tab/><text:tab/><text:tab/>-2</text:p>
      <text:p text:style-name="P171">6<text:tab/><text:tab/><text:tab/>-1</text:p>
      <text:p text:style-name="P172">8<text:tab/><text:tab/><text:tab/><text:s/>0</text:p>
      <text:p text:style-name="P173">10<text:tab/><text:tab/><text:tab/><text:s/>1</text:p>
      <text:p text:style-name="P174">12<text:tab/><text:tab/><text:tab/><text:s/>2</text:p>
      <text:p text:style-name="P175">14<text:tab/><text:tab/><text:tab/><text:s/>3</text:p>
      <text:p text:style-name="P176">16<text:tab/><text:tab/><text:tab/><text:s/>4</text:p>
      <text:p text:style-name="P177">18<text:tab/><text:tab/><text:tab/><text:s/>5</text:p>
      <text:p text:style-name="P178">20<text:tab/><text:tab/><text:tab/><text:s/>6</text:p>
      <text:p text:style-name="P179">22<text:tab/><text:tab/><text:tab/><text:s/>7</text:p>
      <text:p text:style-name="P180">Help rolls cover all rolls directed at allies that somehow help them. You may also help a fallen ally up to half health with a Charisma(32+ally level). You<text:s/><text:soft-page-break/>must wait until your next turn for the<text:s/>action to finish. During this time you get -5 dodge, and if you take damage, the action fails.</text:p>
      <text:h text:style-name="P181" text:outline-level="1">Willpower</text:h>
      <text:p text:style-name="P182">Strength of your mind. Most often needed for controlling magic.</text:p>
      <text:p text:style-name="P183">Required for:</text:p>
      <text:p text:style-name="P184">Spells</text:p>
      <text:p text:style-name="P185">Bonuses:</text:p>
      <text:p text:style-name="P186">Each point of willpower is +1 to spellcast rolls. At 11<text:s/>willpower the bonus is 0.</text:p>
      <text:h text:style-name="P187" text:outline-level="1">Intelligence</text:h>
      <text:p text:style-name="P188">Capability to identify unknown objects and unclear situations. Intelligence is also tied to your maximum mana, which is needed to cast spells and use powerful moves.</text:p>
      <text:p text:style-name="P189">Required for:</text:p>
      <text:p text:style-name="P190">Staves, wands</text:p>
      <text:p text:style-name="P191">8 to identify found<text:s/>common items</text:p>
      <text:p text:style-name="P192">10 to identify found uncommon items</text:p>
      <text:p text:style-name="P193">12 to identify found rare items</text:p>
      <text:p text:style-name="P194">Bonus:</text:p>
      <text:p text:style-name="P195">Each point of intelligence adds 1 to max mana when intelligence is 0-6</text:p>
      <text:p text:style-name="P196">Each point of intelligence beyond 6 adds 2 to max mana</text:p>
      <text:p text:style-name="P197">Each point of intelligence beyond 15 instead adds 3 to max mana</text:p>
      <text:h text:style-name="P198" text:outline-level="1">Vitality</text:h>
      <text:p text:style-name="P199">Your life force. Measures how much it takes for your character to fall in battle. Also acts as your strength to heal.</text:p>
      <text:p text:style-name="P200">Vitality(36) to cure poison, but every time you fail, you need to roll 4 less.</text:p>
      <text:p text:style-name="P201">Bonus:</text:p>
      <text:p text:style-name="P202">Each point of vitality adds<text:s/>3<text:s/>to max health</text:p>
      <text:p text:style-name="P203"/>
      <text:p text:style-name="P204"/>
      <text:p text:style-name="P205"/>
      <text:p text:style-name="P206"/>
      <text:p text:style-name="P207"/>
      <text:p text:style-name="P208"/>
      <text:p text:style-name="P209"/>
      <text:p text:style-name="P210"/>
      <text:p text:style-name="P211"/>
      <text:h text:style-name="P212" text:outline-level="1">Luck</text:h>
      <text:p text:style-name="P213">Luck comes in when your skills fail. A lucky character will also tend to unexplainably have more good things come his or her way, while somehow managing to avoid accidents.</text:p>
      <text:p text:style-name="P214">If you wish to reroll a to hit roll or a spellcast roll, you may try a luck roll. Your luck determines how many times you may try it, but you must choose the last roll that you choose to do. Every additional roll also increases the range of nothing happening from 16 to up to 19</text:p>
      <text:p text:style-name="P215">Roll a d20:</text:p>
      <text:p text:style-name="P216">1<text:tab/><text:tab/>All 3 of<text:s/>the below.</text:p>
      <text:p text:style-name="P217">2-5<text:tab/><text:tab/>Hit yourself. Direct whatever you were doing on yourself as a hit.</text:p>
      <text:p text:style-name="P218">6-10<text:tab/><text:tab/>Fell to the ground. Stunned for 1 turn.</text:p>
      <text:p text:style-name="P219">11-15<text:tab/>Defense left open. -5 dodge and defense set to 0 for 1 turn.</text:p>
      <text:p text:style-name="P220">16<text:tab/><text:tab/>Nothing.</text:p>
      <text:p text:style-name="P221">17<text:tab/><text:tab/>Reroll original roll.</text:p>
      <text:p text:style-name="P222">18<text:tab/><text:tab/>Original roll is<text:s/>in your favor. (weak hit)</text:p>
      <text:p text:style-name="P223">19<text:tab/><text:tab/>Original roll is in your favor. (mediocre hit)</text:p>
      <text:p text:style-name="P224">20<text:tab/><text:tab/>Original roll is critically in your favor.</text:p>
      <text:p text:style-name="P225">Bonus:</text:p>
      <text:p text:style-name="P226">Luck<text:tab/><text:tab/>Dice<text:tab/><text:tab/>Roll bonus</text:p>
      <text:p text:style-name="P227">2<text:tab/><text:tab/>0</text:p>
      <text:p text:style-name="P228">4<text:tab/><text:tab/>1<text:tab/><text:tab/>-2</text:p>
      <text:p text:style-name="P229">6<text:tab/><text:tab/>1<text:tab/><text:tab/>-1</text:p>
      <text:p text:style-name="P230">8<text:tab/><text:tab/>1<text:tab/><text:tab/><text:s/>0</text:p>
      <text:p text:style-name="P231">10<text:tab/><text:tab/>2<text:tab/><text:tab/><text:s/>0</text:p>
      <text:p text:style-name="P232">12<text:tab/><text:tab/>2<text:tab/><text:tab/><text:s/>1</text:p>
      <text:p text:style-name="P233">14<text:tab/><text:tab/>3<text:tab/><text:tab/><text:s/>1</text:p>
      <text:p text:style-name="P234">16<text:tab/><text:tab/>4<text:tab/><text:tab/><text:s/>1</text:p>
      <text:p text:style-name="P235">18<text:tab/><text:tab/>4<text:tab/><text:tab/><text:s/>2</text:p>
      <text:p text:style-name="P236">20<text:tab/><text:tab/>5<text:tab/><text:tab/><text:s/>2</text:p>
      <text:p text:style-name="P237"><text:span text:style-name="T238">22</text:span><text:span text:style-name="T239"><text:tab/></text:span><text:span text:style-name="T240"><text:tab/>5</text:span><text:span text:style-name="T241"><text:tab/></text:span><text:span text:style-name="T242"><text:tab/><text:s/>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tarSymbol" style:font-charset="x-symbol" svg:font-family="StarSymbol" style:font-family-generic="system" style:font-pitch="variable"/>
    <style:font-face style:name="Verdana" svg:font-family="Verdana" style:font-family-generic="swiss" style:font-pitch="variable" svg:panose-1="2 11 6 4 3 5 4 4 2 4"/>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Otsikko1" style:display-name="Otsikko 1" style:family="paragraph" style:parent-style-name="Heading" style:next-style-name="Textbody" style:default-outline-level="1">
      <style:text-properties fo:font-weight="bold" style:font-weight-asian="bold" style:font-weight-complex="bold"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2LVL1" style:family="text">
      <style:text-properties style:font-name="StarSymbol" style:font-name-asian="OpenSymbol" style:font-name-complex="OpenSymbol"/>
    </style:style>
    <style:style style:name="WW_CharLFO2LVL2" style:family="text">
      <style:text-properties style:font-name="StarSymbol" style:font-name-asian="OpenSymbol" style:font-name-complex="OpenSymbol"/>
    </style:style>
    <style:style style:name="WW_CharLFO2LVL3" style:family="text">
      <style:text-properties style:font-name="StarSymbol" style:font-name-asian="OpenSymbol" style:font-name-complex="OpenSymbol"/>
    </style:style>
    <style:style style:name="WW_CharLFO2LVL4" style:family="text">
      <style:text-properties style:font-name="StarSymbol" style:font-name-asian="OpenSymbol" style:font-name-complex="OpenSymbol"/>
    </style:style>
    <style:style style:name="WW_CharLFO2LVL5" style:family="text">
      <style:text-properties style:font-name="StarSymbol" style:font-name-asian="OpenSymbol" style:font-name-complex="OpenSymbol"/>
    </style:style>
    <style:style style:name="WW_CharLFO2LVL6" style:family="text">
      <style:text-properties style:font-name="StarSymbol" style:font-name-asian="OpenSymbol" style:font-name-complex="OpenSymbol"/>
    </style:style>
    <style:style style:name="WW_CharLFO2LVL7" style:family="text">
      <style:text-properties style:font-name="StarSymbol" style:font-name-asian="OpenSymbol" style:font-name-complex="OpenSymbol"/>
    </style:style>
    <style:style style:name="WW_CharLFO2LVL8" style:family="text">
      <style:text-properties style:font-name="StarSymbol" style:font-name-asian="OpenSymbol" style:font-name-complex="OpenSymbol"/>
    </style:style>
    <style:style style:name="WW_CharLFO2LVL9" style:family="text">
      <style:text-properties style:font-name="Star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ope Uotila</dc:creator>
    <meta:creation-date>2009-04-16T11:32:00Z</meta:creation-date>
    <dc:date>2017-10-07T15:18:00Z</dc:date>
    <meta:template xlink:href="Normal.dotm" xlink:type="simple"/>
    <meta:editing-cycles>16</meta:editing-cycles>
    <meta:editing-duration>PT40200S</meta:editing-duration>
    <meta:user-defined meta:name="Info 1"/>
    <meta:user-defined meta:name="Info 2"/>
    <meta:user-defined meta:name="Info 3"/>
    <meta:user-defined meta:name="Info 4"/>
    <meta:document-statistic meta:page-count="4" meta:paragraph-count="8" meta:word-count="484" meta:character-count="4397" meta:row-count="32" meta:non-whitespace-character-count="3921"/>
  </office:meta>
</office:document-meta>
</file>